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5208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61458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35416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3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reports">
      <style:table-properties table:display="true" style:writing-mode="lr-tb"/>
    </style:style>
    <style:style style:name="ta3" style:family="table" style:master-page-name="PageStyle_5f_calls-for-service">
      <style:table-properties table:display="true" style:writing-mode="lr-tb"/>
    </style:style>
    <style:style style:name="ta4" style:family="table" style:master-page-name="PageStyle_5f_stats">
      <style:table-properties table:display="true" style:writing-mode="lr-tb"/>
    </style:style>
    <style:style style:name="ta5" style:family="table" style:master-page-name="PageStyle_5f_cats-trapped-and-picked-up">
      <style:table-properties table:display="true" style:writing-mode="lr-tb"/>
    </style:style>
    <style:style style:name="ta6" style:family="table" style:master-page-name="PageStyle_5f_cats-trapped-and-picked-up-add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nine Total Picked Up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style-name="ce23" office:value-type="string">
            <text:p>Feline Total Picked Up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3" office:value-type="string">
            <text:p>Wildlife Total Picked Up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3" office:value-type="string">
            <text:p>Domestic Other Total Picked Up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 Activities - Search Warrant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Follow-ups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3" office:value-type="string">
            <text:p>Other Activities - Notice/Violations</text:p>
          </table:table-cell>
          <table:table-cell table:style-name="ce23" office:value-type="float" office:value="172">
            <text:p>172</text:p>
          </table:table-cell>
        </table:table-row>
        <table:table-row table:style-name="ro2">
          <table:table-cell table:style-name="ce23" office:value-type="string">
            <text:p>Other Activities - Directed Patrol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Summonses/Warrants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Education - Programs/Lecture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Education - Citizen Contacts</text:p>
          </table:table-cell>
          <table:table-cell table:style-name="ce24" office:value-type="float" office:value="676">
            <text:p>676</text:p>
          </table:table-cell>
        </table:table-row>
      </table:table>
      <table:table table:name="report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eports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Exposure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Facility Inspection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Reports Taken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Total Reports</text:p>
          </table:table-cell>
          <table:table-cell table:style-name="ce23" table:formula="oooc:=SUM([.B2:.B4])" office:value-type="string">
            <text:p>8</text:p>
          </table:table-cell>
        </table:table-row>
      </table:table>
      <table:table table:name="calls-for-servi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Bite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Animal Cruelty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3" office:value-type="string">
            <text:p>Animal Problem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Animal Trapped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Barking Animal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Injured Animal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3" office:value-type="string">
            <text:p>Stray Animal</text:p>
          </table:table-cell>
          <table:table-cell table:style-name="ce23" office:value-type="float" office:value="165">
            <text:p>165</text:p>
          </table:table-cell>
        </table:table-row>
        <table:table-row table:style-name="ro2">
          <table:table-cell table:style-name="ce23" office:value-type="string">
            <text:p>Vicious Animal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3" office:value-type="string">
            <text:p>Wildlife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Search Warran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fficer Initiated Activity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3" office:value-type="string">
            <text:p>Phone Message</text:p>
          </table:table-cell>
          <table:table-cell table:style-name="ce23" office:value-type="float" office:value="138">
            <text:p>138</text:p>
          </table:table-cell>
        </table:table-row>
        <table:table-row table:style-name="ro2">
          <table:table-cell table:style-name="ce23" office:value-type="string">
            <text:p>Bite Report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Dead Animal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stats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  <table:table-cell table:number-columns-repeated="22" table:style-name="ce22"/>
        </table:table-row>
        <table:table-row table:style-name="ro2"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</table:table>
      <table:table table:name="cats-trapped-and-picked-up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Trapper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3" office:value-type="string">
            <text:p>Citizen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3])" office:value-type="string">
            <text:p>38</text:p>
          </table:table-cell>
        </table:table-row>
      </table:table>
      <table:table table:name="cats-trapped-and-picked-up-addr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Notes</text:p>
          </table:table-cell>
          <table:table-cell table:number-columns-repeated="22" table:style-name="ce22"/>
        </table:table-row>
        <table:table-row table:style-name="ro2">
          <table:table-cell table:style-name="ce25" office:value-type="date" office:date-value="2015-03-03T00:00:00">
            <text:p>3/3/2015</text:p>
          </table:table-cell>
          <table:table-cell table:style-name="ce23" office:value-type="string">
            <text:p>Lexington St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5" office:value-type="date" office:date-value="2015-03-04T00:00:00">
            <text:p>3/4/2015</text:p>
          </table:table-cell>
          <table:table-cell table:style-name="ce23" office:value-type="string">
            <text:p>Pine Gro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04T00:00:00">
            <text:p>3/4/2015</text:p>
          </table:table-cell>
          <table:table-cell table:style-name="ce23" office:value-type="string">
            <text:p>Beverly St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09T00:00:00">
            <text:p>3/9/2015</text:p>
          </table:table-cell>
          <table:table-cell table:style-name="ce23" office:value-type="string">
            <text:p>W. Mercury Blv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3-09T00:00:00">
            <text:p>3/9/2015</text:p>
          </table:table-cell>
          <table:table-cell table:style-name="ce23" office:value-type="string">
            <text:p>Kecoughtan/Greenbria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3-10T00:00:00">
            <text:p>3/10/2015</text:p>
          </table:table-cell>
          <table:table-cell table:style-name="ce23" office:value-type="string">
            <text:p>Cynthia D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11T00:00:00">
            <text:p>3/11/2015</text:p>
          </table:table-cell>
          <table:table-cell table:style-name="ce23" office:value-type="string">
            <text:p>Chesapeake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5-03-11T00:00:00">
            <text:p>3/11/2015</text:p>
          </table:table-cell>
          <table:table-cell table:style-name="ce23" office:value-type="string">
            <text:p>Signature Way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11T00:00:00">
            <text:p>3/11/2015</text:p>
          </table:table-cell>
          <table:table-cell table:style-name="ce23" office:value-type="string">
            <text:p>E. Tyler/ Emancipation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12T00:00:00">
            <text:p>3/12/2015</text:p>
          </table:table-cell>
          <table:table-cell table:style-name="ce23" office:value-type="string">
            <text:p>Chesapeake A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13T00:00:00">
            <text:p>3/13/2015</text:p>
          </table:table-cell>
          <table:table-cell table:style-name="ce23" office:value-type="string">
            <text:p>Camill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3-13T00:00:00">
            <text:p>3/13/2015</text:p>
          </table:table-cell>
          <table:table-cell table:style-name="ce23" office:value-type="string">
            <text:p>Chesterfiel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16T00:00:00">
            <text:p>3/16/2015</text:p>
          </table:table-cell>
          <table:table-cell table:style-name="ce23" office:value-type="string">
            <text:p>Victoria/ Worste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3-16T00:00:00">
            <text:p>3/16/2015</text:p>
          </table:table-cell>
          <table:table-cell table:style-name="ce23" office:value-type="string">
            <text:p>Inglewood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5-03-16T00:00:00">
            <text:p>3/16/2015</text:p>
          </table:table-cell>
          <table:table-cell table:style-name="ce23" office:value-type="string">
            <text:p>Chesterfiel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17T00:00:00">
            <text:p>3/17/2015</text:p>
          </table:table-cell>
          <table:table-cell table:style-name="ce23" office:value-type="string">
            <text:p>Kenmore D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17T00:00:00">
            <text:p>3/17/2015</text:p>
          </table:table-cell>
          <table:table-cell table:style-name="ce23" office:value-type="string">
            <text:p>Davenport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17T00:00:00">
            <text:p>3/17/2015</text:p>
          </table:table-cell>
          <table:table-cell table:style-name="ce23" office:value-type="string">
            <text:p>Chesapeake A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20T00:00:00">
            <text:p>3/20/2015</text:p>
          </table:table-cell>
          <table:table-cell table:style-name="ce23" office:value-type="string">
            <text:p>Chesapeake A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23T00:00:00">
            <text:p>3/23/2015</text:p>
          </table:table-cell>
          <table:table-cell table:style-name="ce23" office:value-type="string">
            <text:p>Crescent D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24T00:00:00">
            <text:p>3/24/2015</text:p>
          </table:table-cell>
          <table:table-cell table:style-name="ce23" office:value-type="string">
            <text:p>Salem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5" office:value-type="date" office:date-value="2015-03-25T00:00:00">
            <text:p>3/25/2015</text:p>
          </table:table-cell>
          <table:table-cell table:style-name="ce23" office:value-type="string">
            <text:p>E. Russell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25T00:00:00">
            <text:p>3/25/2015</text:p>
          </table:table-cell>
          <table:table-cell table:style-name="ce23" office:value-type="string">
            <text:p>Salem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5-03-25T00:00:00">
            <text:p>3/25/2015</text:p>
          </table:table-cell>
          <table:table-cell table:style-name="ce23" office:value-type="string">
            <text:p>Industry Dr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5-03-26T00:00:00">
            <text:p>3/26/2015</text:p>
          </table:table-cell>
          <table:table-cell table:style-name="ce23" office:value-type="string">
            <text:p>Industry Dr</text:p>
          </table:table-cell>
          <table:table-cell table:style-name="ce23" office:value-type="float" office:value="7">
            <text:p>7</text:p>
          </table:table-cell>
          <table:table-cell table:style-name="ce23"/>
        </table:table-row>
        <table:table-row table:style-name="ro2">
          <table:table-cell table:style-name="ce25" office:value-type="date" office:date-value="2015-03-30T00:00:00">
            <text:p>3/30/2015</text:p>
          </table:table-cell>
          <table:table-cell table:style-name="ce23" office:value-type="string">
            <text:p>Nollis Ct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3-31T00:00:00">
            <text:p>3/31/2015</text:p>
          </table:table-cell>
          <table:table-cell table:style-name="ce23" office:value-type="string">
            <text:p>N. Mallory/ W. Kelly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ies" style:display-name="PageStyle_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-addr" style:display-name="PageStyle_cats-trapped-and-picked-up-addr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